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 fo:text-align="end"/>
    </style:style>
    <style:style style:name="P2" style:parent-style-name="Обычный" style:family="paragraph">
      <style:paragraph-properties fo:text-align="end"/>
    </style:style>
    <style:style style:name="P3" style:parent-style-name="Обычный" style:family="paragraph">
      <style:text-properties fo:font-weight="bold" style:font-weight-asian="bold" style:font-weight-complex="bold" fo:font-size="16pt" style:font-size-asian="16pt" style:font-size-complex="16pt"/>
    </style:style>
    <style:style style:name="T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5" style:parent-style-name="Основнойшрифтабзаца" style:family="text">
      <style:text-properties fo:font-size="15pt" style:font-size-asian="15pt" style:font-size-complex="15pt"/>
    </style:style>
    <style:style style:name="T6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7" style:parent-style-name="Основнойшрифтабзаца" style:family="text">
      <style:text-properties fo:font-size="15pt" style:font-size-asian="15pt" style:font-size-complex="15pt"/>
    </style:style>
    <style:style style:name="T8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9" style:parent-style-name="Основнойшрифтабзаца" style:family="text">
      <style:text-properties fo:font-size="15pt" style:font-size-asian="15pt" style:font-size-complex="15pt"/>
    </style:style>
    <style:style style:name="T10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1" style:parent-style-name="Основнойшрифтабзаца" style:family="text">
      <style:text-properties fo:font-size="15pt" style:font-size-asian="15pt" style:font-size-complex="15pt"/>
    </style:style>
    <style:style style:name="T1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3" style:parent-style-name="Основнойшрифтабзаца" style:family="text">
      <style:text-properties fo:font-size="15pt" style:font-size-asian="15pt" style:font-size-complex="15pt"/>
    </style:style>
    <style:style style:name="T14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5" style:parent-style-name="Основнойшрифтабзаца" style:family="text">
      <style:text-properties fo:font-size="15pt" style:font-size-asian="15pt" style:font-size-complex="15pt"/>
    </style:style>
    <style:style style:name="T16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7" style:parent-style-name="Основнойшрифтабзаца" style:family="text">
      <style:text-properties fo:font-size="15pt" style:font-size-asian="15pt" style:font-size-complex="15pt"/>
    </style:style>
    <style:style style:name="T18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9" style:parent-style-name="Основнойшрифтабзаца" style:family="text">
      <style:text-properties fo:font-size="15pt" style:font-size-asian="15pt" style:font-size-complex="15pt"/>
    </style:style>
    <style:style style:name="P20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21" style:parent-style-name="Обычный" style:family="paragraph">
      <style:text-properties fo:font-size="15pt" style:font-size-asian="15pt" style:font-size-complex="15pt"/>
    </style:style>
    <style:style style:name="T2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23" style:parent-style-name="Основнойшрифтабзаца" style:family="text">
      <style:text-properties fo:font-size="15pt" style:font-size-asian="15pt" style:font-size-complex="15pt"/>
    </style:style>
    <style:style style:name="P24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25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26" style:parent-style-name="Обычный" style:family="paragraph">
      <style:paragraph-properties fo:text-align="end"/>
    </style:style>
    <style:style style:name="P27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28" style:parent-style-name="Обычный" style:family="paragraph">
      <style:paragraph-properties fo:text-align="end"/>
    </style:style>
    <style:style style:name="P29" style:parent-style-name="Обычный" style:family="paragraph">
      <style:paragraph-properties fo:text-align="center"/>
    </style:style>
    <style:style style:name="T3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31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32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33" style:parent-style-name="Обычный" style:family="paragraph">
      <style:paragraph-properties fo:text-align="center"/>
    </style:style>
    <style:style style:name="T3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35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36" style:parent-style-name="Обычный" style:family="paragraph">
      <style:paragraph-properties fo:text-align="center"/>
    </style:style>
    <style:style style:name="T3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38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39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4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4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4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43" style:parent-style-name="Обычный" style:family="paragraph">
      <style:paragraph-properties fo:text-align="center"/>
    </style:style>
    <style:style style:name="T4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45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4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47" style:parent-style-name="Обычный" style:family="paragraph">
      <style:paragraph-properties fo:text-align="end"/>
      <style:text-properties fo:language="en" fo:country="US"/>
    </style:style>
    <style:style style:name="P48" style:parent-style-name="Обычный" style:family="paragraph">
      <style:text-properties fo:font-weight="bold" style:font-weight-asian="bold" style:font-weight-complex="bold" fo:language="en" fo:country="US"/>
    </style:style>
    <style:style style:name="T49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5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5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52" style:parent-style-name="Обычный" style:family="paragraph">
      <style:paragraph-properties fo:text-align="end"/>
    </style:style>
    <style:style style:name="P53" style:parent-style-name="Обычный" style:family="paragraph">
      <style:paragraph-properties fo:text-align="end"/>
    </style:style>
    <style:style style:name="P54" style:parent-style-name="Обычный" style:family="paragraph">
      <style:paragraph-properties fo:text-align="end"/>
      <style:text-properties fo:language="en" fo:country="US"/>
    </style:style>
    <style:style style:name="P55" style:parent-style-name="Обычный" style:family="paragraph">
      <style:paragraph-properties fo:text-align="end"/>
      <style:text-properties fo:language="en" fo:country="US"/>
    </style:style>
    <style:style style:name="P56" style:parent-style-name="Обычный" style:family="paragraph">
      <style:paragraph-properties fo:text-align="end"/>
    </style:style>
    <style:style style:name="P57" style:parent-style-name="Обычный" style:family="paragraph">
      <style:paragraph-properties fo:text-align="center"/>
    </style:style>
    <style:style style:name="T58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59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60" style:parent-style-name="Обычный" style:family="paragraph">
      <style:paragraph-properties fo:text-align="end"/>
    </style:style>
    <style:style style:name="P61" style:parent-style-name="Обычный" style:family="paragraph">
      <style:paragraph-properties fo:text-align="end"/>
    </style:style>
    <style:style style:name="P62" style:parent-style-name="Обычный" style:family="paragraph">
      <style:paragraph-properties fo:text-align="end"/>
    </style:style>
    <style:style style:name="P63" style:parent-style-name="Обычный" style:family="paragraph">
      <style:paragraph-properties fo:text-align="end"/>
    </style:style>
    <style:style style:name="P64" style:parent-style-name="Обычный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65" style:parent-style-name="Обычный" style:family="paragraph">
      <style:paragraph-properties fo:text-align="end"/>
    </style:style>
    <style:style style:name="P66" style:parent-style-name="Обычный" style:family="paragraph">
      <style:paragraph-properties fo:text-align="end"/>
    </style:style>
    <style:style style:name="T6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68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69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7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71" style:parent-style-name="Обычный" style:family="paragraph">
      <style:paragraph-properties fo:background-color="#000000"/>
    </style:style>
    <style:style style:name="T72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73" style:parent-style-name="Основнойшрифтабзаца" style:family="text">
      <style:text-properties fo:font-size="15pt" style:font-size-asian="15pt" style:font-size-complex="15pt"/>
    </style:style>
    <style:style style:name="T74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75" style:parent-style-name="Основнойшрифтабзаца" style:family="text">
      <style:text-properties fo:font-size="15pt" style:font-size-asian="15pt" style:font-size-complex="15pt"/>
    </style:style>
    <style:style style:name="T76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77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78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79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80" style:parent-style-name="Основнойшрифтабзаца" style:family="text">
      <style:text-properties fo:font-size="15pt" style:font-size-asian="15pt" style:font-size-complex="15pt"/>
    </style:style>
    <style:style style:name="T81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P82" style:parent-style-name="Обычный" style:family="paragraph">
      <style:text-properties fo:font-size="15pt" style:font-size-asian="15pt" style:font-size-complex="15pt" fo:language="en" fo:country="US"/>
    </style:style>
    <style:style style:name="T8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8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8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8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8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88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89" style:parent-style-name="Обычный" style:family="paragraph">
      <style:text-properties fo:font-size="15pt" style:font-size-asian="15pt" style:font-size-complex="15pt" fo:language="en" fo:country="US"/>
    </style:style>
    <style:style style:name="P90" style:parent-style-name="Обычный" style:family="paragraph">
      <style:text-properties fo:font-size="15pt" style:font-size-asian="15pt" style:font-size-complex="15pt" fo:language="en" fo:country="US"/>
    </style:style>
    <style:style style:name="T91" style:parent-style-name="Основнойшрифтабзаца" style:family="text">
      <style:text-properties fo:font-size="15pt" style:font-size-asian="15pt" style:font-size-complex="15pt"/>
    </style:style>
    <style:style style:name="T92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93" style:parent-style-name="Основнойшрифтабзаца" style:family="text">
      <style:text-properties fo:font-size="15pt" style:font-size-asian="15pt" style:font-size-complex="15pt"/>
    </style:style>
    <style:style style:name="T94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P95" style:parent-style-name="Обычный" style:family="paragraph">
      <style:text-properties fo:font-size="15pt" style:font-size-asian="15pt" style:font-size-complex="15pt" fo:language="en" fo:country="US"/>
    </style:style>
    <style:style style:name="P96" style:parent-style-name="Обычный" style:family="paragraph">
      <style:text-properties fo:font-size="15pt" style:font-size-asian="15pt" style:font-size-complex="15pt" fo:language="en" fo:country="US"/>
    </style:style>
    <style:style style:name="T97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P98" style:parent-style-name="Обычный" style:family="paragraph">
      <style:text-properties fo:font-size="15pt" style:font-size-asian="15pt" style:font-size-complex="15pt" fo:language="en" fo:country="US"/>
    </style:style>
    <style:style style:name="T99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00" style:parent-style-name="Основнойшрифтабзаца" style:family="text">
      <style:text-properties fo:font-size="15pt" style:font-size-asian="15pt" style:font-size-complex="15pt"/>
    </style:style>
    <style:style style:name="T101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02" style:parent-style-name="Основнойшрифтабзаца" style:family="text">
      <style:text-properties fo:font-size="15pt" style:font-size-asian="15pt" style:font-size-complex="15pt"/>
    </style:style>
    <style:style style:name="T103" style:parent-style-name="Основнойшрифтабзаца" style:family="text">
      <style:text-properties fo:font-size="15pt" style:font-size-asian="15pt" style:font-size-complex="15pt"/>
    </style:style>
    <style:style style:name="P104" style:parent-style-name="Обычный" style:family="paragraph">
      <style:text-properties fo:font-size="15pt" style:font-size-asian="15pt" style:font-size-complex="15pt"/>
    </style:style>
    <style:style style:name="P105" style:parent-style-name="Обычный" style:family="paragraph">
      <style:text-properties fo:font-size="15pt" style:font-size-asian="15pt" style:font-size-complex="15pt"/>
    </style:style>
    <style:style style:name="P106" style:parent-style-name="Обычный" style:family="paragraph">
      <style:text-properties fo:font-size="15pt" style:font-size-asian="15pt" style:font-size-complex="15pt"/>
    </style:style>
    <style:style style:name="P107" style:parent-style-name="Обычный" style:family="paragraph">
      <style:text-properties fo:font-size="15pt" style:font-size-asian="15pt" style:font-size-complex="15pt"/>
    </style:style>
    <style:style style:name="P108" style:parent-style-name="Обычный" style:family="paragraph">
      <style:text-properties fo:font-size="15pt" style:font-size-asian="15pt" style:font-size-complex="15pt"/>
    </style:style>
    <style:style style:name="P109" style:parent-style-name="Обычный" style:family="paragraph">
      <style:text-properties fo:font-size="15pt" style:font-size-asian="15pt" style:font-size-complex="15pt"/>
    </style:style>
    <style:style style:name="P110" style:parent-style-name="Обычный" style:family="paragraph">
      <style:text-properties fo:font-size="15pt" style:font-size-asian="15pt" style:font-size-complex="15pt"/>
    </style:style>
    <style:style style:name="P111" style:parent-style-name="Обычный" style:family="paragraph">
      <style:text-properties fo:font-size="15pt" style:font-size-asian="15pt" style:font-size-complex="15pt"/>
    </style:style>
    <style:style style:family="graphic" style:name="a20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21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solid" svg:stroke-width="0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">
      <style:graphic-properties style:wrap="run-through" style:run-through="foreground" draw:fill="none" draw:stroke="solid" svg:stroke-width="0.00709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0709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">
      <style:graphic-properties style:wrap="run-through" style:run-through="foreground" draw:fill="none" draw:stroke="solid" svg:stroke-width="0.00709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15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6">
      <style:graphic-properties style:wrap="run-through" style:run-through="foreground" draw:fill="none" draw:stroke="solid" svg:stroke-width="0.00709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none" draw:stroke="solid" svg:stroke-width="0.00709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">
      <style:graphic-properties style:wrap="run-through" style:run-through="foreground" draw:fill="none" draw:stroke="solid" svg:stroke-width="0.00709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9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solid" svg:stroke-width="0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3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4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5">
      <style:graphic-properties style:wrap="run-through" style:run-through="foreground" draw:fill="none" draw:stroke="solid" svg:stroke-width="0.00709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solid" svg:stroke-width="0.01378in" svg:stroke-color="#172c51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solid" svg:stroke-width="0.01378in" svg:stroke-color="#172c51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>
      <style:graphic-properties style:wrap="run-through" style:run-through="foreground" draw:fill="none" draw:stroke="solid" svg:stroke-width="0.00709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.00709in" svg:stroke-color="#4472c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Студент группы ИС-27 Поповян А.Д.</text:p>
      <text:p text:style-name="P2"/>
      <text:p text:style-name="P3">Практическое занятие № 2</text:p>
      <text:p text:style-name="Обычный"><text:span text:style-name="T4">Тема:<text:s/></text:span><text:span text:style-name="T5">Составление программ линейный в<text:s/></text:span><text:span text:style-name="T6">IDE</text:span><text:span text:style-name="T7"><text:s/></text:span><text:span text:style-name="T8">PyCharm</text:span><text:span text:style-name="T9"><text:s/></text:span><text:span text:style-name="T10">Community</text:span><text:span text:style-name="T11">.</text:span></text:p>
      <text:p text:style-name="Обычный"><text:span text:style-name="T12">Цель:<text:s/></text:span><text:span text:style-name="T13">закрепить усвоенные знания, понятия, алгоритмы, основные принципы составления программ, приобрести навыки составление программ линейный структуры в<text:s/></text:span><text:span text:style-name="T14">IDE</text:span><text:span text:style-name="T15"><text:s/></text:span><text:span text:style-name="T16">PyCharm</text:span><text:span text:style-name="T17"><text:s/></text:span><text:span text:style-name="T18">Community</text:span><text:span text:style-name="T19">.</text:span></text:p>
      <text:p text:style-name="P20">Постановка задачи.</text:p>
      <text:p text:style-name="P21">Дано целое число. Если оно является положительным, то прибавить к нему 1; в противном случае вычесть из него 2. Вывести полученное число.</text:p>
      <text:p text:style-name="Обычный"><text:span text:style-name="T22">Тип алгоритма:</text:span><text:span text:style-name="T23"><text:s/>линейный.</text:span></text:p>
      <text:p text:style-name="P24">Блок-схема алгоритма:</text:p>
      <text:p text:style-name="P25"/>
      <text:p text:style-name="P26"/>
      <text:p text:style-name="P27"><text:bookmark-start text:name="_Hlk180321472"/></text:p>
      <text:p text:style-name="P28"/>
      <text:p text:style-name="P29"><draw:custom-shape svg:x="2.21811in" svg:y="-0.26024in" svg:width="2.05903in" svg:height="0.78611in" draw:z-index="3" draw:id="id0" draw:style-name="a0" draw:name="Фигура 8" text:anchor-type="paragraph"><svg:title/><svg:desc/><text:p text:style-name="Обычный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text:span text:style-name="T30">Начало</text:span></text:p>
      <text:p text:style-name="P31"/>
      <text:p text:style-name="Обычный"><draw:connector draw:type="line" svg:x1="3.25548in" svg:y1="0.04528in" svg:x2="3.24646in" svg:y2="0.47097in" draw:z-index="4" draw:id="id1" draw:style-name="a1" draw:name="Линия 7" text:anchor-type="paragraph"><svg:title/><svg:desc/></draw:connector></text:p>
      <text:p text:style-name="P32"/>
      <text:p text:style-name="P33"><draw:custom-shape svg:x="0in" svg:y="0.01181in" svg:width="1.93264in" svg:height="0.32222in" draw:z-index="251659264" draw:id="id2" draw:style-name="a2" draw:name="Фигура 7" text:anchor-type="paragraph"><svg:title/><svg:desc/><text:p text:style-name="Обычный"/><draw:enhanced-geometry draw:type="non-primitive" svg:viewBox="0 0 21600 21600" draw:enhanced-path="M 0 0 L 21600 0 21600 21600 0 21600 Z N"/></draw:custom-shape><text:span text:style-name="T34">Ввод x</text:span></text:p>
      <text:p text:style-name="Обычный"><draw:connector draw:type="line" svg:x1="0in" svg:y1="0.10157in" svg:x2="0in" svg:y2="0.5488in" draw:z-index="2" draw:id="id3" draw:style-name="a3" draw:name="Линия 6" text:anchor-type="paragraph"><svg:title/><svg:desc/></draw:connector><text:bookmark-end text:name="_Hlk180321472"/></text:p>
      <text:p text:style-name="P35"/>
      <text:p text:style-name="Обычный"><draw:custom-shape svg:x="0in" svg:y="0.07717in" svg:width="3.45903in" svg:height="0.5625in" draw:z-index="251658240" draw:id="id4" draw:style-name="a4" draw:name="Фигура 1" text:anchor-type="paragraph"><svg:title/><svg:desc/><text:p text:style-name="Обычный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<text:p text:style-name="P36"><draw:connector draw:type="line" svg:x1="1.52624in" svg:y1="0.01614in" svg:x2="0.3811in" svg:y2="0.53559in" draw:z-index="5" draw:id="id5" draw:style-name="a5" draw:name="Прямая соединительная линия 1" text:anchor-type="paragraph"><svg:title/><svg:desc/></draw:connector><text:span text:style-name="T37">x</text:span><text:span text:style-name="T38"><text:s/>=<text:s/></text:span><text:span text:style-name="T39">int</text:span><text:span text:style-name="T40">(</text:span><text:span text:style-name="T41">input</text:span><text:span text:style-name="T42">(«Введите число:»))</text:span></text:p>
      <text:p text:style-name="Обычный"><draw:custom-shape svg:x="-0.42087in" svg:y="0.23465in" svg:width="1.33264in" svg:height="0.69792in" draw:z-index="6" draw:id="id6" draw:style-name="a6" draw:name="Блок-схема: решение 2" text:anchor-type="paragraph"><svg:title/><svg:desc/><text:p text:style-name="Обычный"/><draw:enhanced-geometry draw:type="non-primitive" svg:viewBox="0 0 2 2" draw:enhanced-path="M ?f0 ?f2 L ?f2 ?f0 ?f1 ?f2 ?f2 ?f1 Z N" draw:text-areas="?f8 ?f8 ?f9 ?f9"><draw:equation draw:name="f0" draw:formula="0"/><draw:equation draw:name="f1" draw:formula="2"/><draw:equation draw:name="f2" draw:formula="1"/><draw:equation draw:name="f3" draw:formula="?f1 - ?f0"/><draw:equation draw:name="f4" draw:formula="?f3 / 2"/><draw:equation draw:name="f5" draw:formula="?f3 / 4"/><draw:equation draw:name="f6" draw:formula="?f3 * 3"/><draw:equation draw:name="f7" draw:formula="?f6 / 4"/><draw:equation draw:name="f8" draw:formula="?f5 / ?f4"/><draw:equation draw:name="f9" draw:formula="?f7 / ?f4"/></draw:enhanced-geometry></draw:custom-shape></text:p>
      <text:p text:style-name="P43"><draw:custom-shape svg:x="2.74449in" svg:y="0.03189in" svg:width="1.30139in" svg:height="0.625in" draw:z-index="8" draw:id="id7" draw:style-name="a7" draw:name="Блок-схема: решение 4" text:anchor-type="paragraph"><svg:title/><svg:desc/><text:p text:style-name="Обычный"/><draw:enhanced-geometry draw:type="non-primitive" svg:viewBox="0 0 2 2" draw:enhanced-path="M ?f0 ?f2 L ?f2 ?f0 ?f1 ?f2 ?f2 ?f1 Z N" draw:text-areas="?f8 ?f8 ?f9 ?f9"><draw:equation draw:name="f0" draw:formula="0"/><draw:equation draw:name="f1" draw:formula="2"/><draw:equation draw:name="f2" draw:formula="1"/><draw:equation draw:name="f3" draw:formula="?f1 - ?f0"/><draw:equation draw:name="f4" draw:formula="?f3 / 2"/><draw:equation draw:name="f5" draw:formula="?f3 / 4"/><draw:equation draw:name="f6" draw:formula="?f3 * 3"/><draw:equation draw:name="f7" draw:formula="?f6 / 4"/><draw:equation draw:name="f8" draw:formula="?f5 / ?f4"/><draw:equation draw:name="f9" draw:formula="?f7 / ?f4"/></draw:enhanced-geometry></draw:custom-shape></text:p>
      <text:p text:style-name="Обычный"><draw:connector draw:type="line" svg:x1="5.84586in" svg:y1="0.11811in" svg:x2="5.79724in" svg:y2="0.82505in" draw:z-index="12" draw:id="id8" draw:style-name="a8" draw:name="Прямая соединительная линия 5" text:anchor-type="paragraph"><svg:title/><svg:desc/></draw:connector><draw:connector draw:type="line" svg:x1="4.02716in" svg:y1="0.15885in" svg:x2="5.84869in" svg:y2="0.11024in" draw:z-index="11" draw:id="id9" draw:style-name="a9" draw:name="Прямая соединительная линия 3" text:anchor-type="paragraph"><svg:title/><svg:desc/></draw:connector><draw:connector draw:type="line" svg:x1="0.92283in" svg:y1="0.20845in" svg:x2="2.74436in" svg:y2="0.15984in" draw:z-index="7" draw:id="id10" draw:style-name="a10" draw:name="Прямая соединительная линия 3" text:anchor-type="paragraph"><svg:title/><svg:desc/></draw:connector><text:span text:style-name="T44">X &lt; 0</text:span><text:span text:style-name="T45"><text:s text:c="52"/></text:span><text:span text:style-name="T46">X &gt; 0</text:span></text:p>
      <text:p text:style-name="P47"/>
      <text:p text:style-name="Обычный"><draw:connector draw:type="line" svg:x1="3.40124in" svg:y1="0.00984in" svg:x2="3.3811in" svg:y2="0.41609in" draw:z-index="10" draw:id="id11" draw:style-name="a11" draw:name="Прямая соединительная линия 5" text:anchor-type="paragraph"><svg:title/><svg:desc/></draw:connector><draw:connector draw:type="line" svg:x1="0.25488in" svg:y1="0.07008in" svg:x2="0.23543in" svg:y2="0.47633in" draw:z-index="9" draw:id="id12" draw:style-name="a12" draw:name="Прямая соединительная линия 5" text:anchor-type="paragraph"><svg:title/><svg:desc/></draw:connector></text:p>
      <text:p text:style-name="P48"><text:s text:c="8"/>YES <text:s text:c="66"/>YES <text:s text:c="50"/>NO</text:p>
      <text:p text:style-name="Обычный"><draw:custom-shape svg:x="4.89173in" svg:y="0.01181in" svg:width="1.69792in" svg:height="0.5625in" draw:z-index="15" draw:id="id13" draw:style-name="a13" draw:name="Фигура 1" text:anchor-type="paragraph"><svg:title/><svg:desc/><text:p text:style-name="Обычный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x="0in" svg:y="0.03268in" svg:width="1.35417in" svg:height="0.5625in" draw:z-index="14" draw:id="id14" draw:style-name="a14" draw:name="Фигура 1" text:anchor-type="paragraph"><svg:title/><svg:desc/><text:p text:style-name="Обычный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x="-0.14921in" svg:y="0.07441in" svg:width="1.35417in" svg:height="0.5625in" draw:z-index="13" draw:id="id15" draw:style-name="a15" draw:name="Фигура 1" text:anchor-type="paragraph"><svg:title/><svg:desc/><text:p text:style-name="Обычный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<text:p text:style-name="Обычный"><text:span text:style-name="T49">print( x + 1) <text:s text:c="31"/>print( x – 2) <text:s text:c="22"/>print(“</text:span><text:span text:style-name="T50">Число</text:span><text:span text:style-name="T51">0”)</text:span></text:p>
      <text:p text:style-name="P52"><draw:connector draw:type="line" svg:x1="3.35609in" svg:y1="0.14291in" svg:x2="3.30748in" svg:y2="0.90333in" draw:z-index="17" draw:id="id16" draw:style-name="a16" draw:name="Прямая соединительная линия 5" text:anchor-type="paragraph"><svg:title/><svg:desc/></draw:connector><draw:connector draw:type="line" svg:x1="3.87087in" svg:y1="1.0825in" svg:x2="5.80698in" svg:y2="0.14291in" draw:z-index="18" draw:id="id17" draw:style-name="a17" draw:name="Прямая соединительная линия 3" text:anchor-type="paragraph"><svg:title/><svg:desc/></draw:connector></text:p>
      <text:p text:style-name="P53"><draw:connector draw:type="line" svg:x1="0.23543in" svg:y1="0.03465in" svg:x2="2.65141in" svg:y2="0.8777in" draw:z-index="16" draw:id="id18" draw:style-name="a18" draw:name="Прямая соединительная линия 3" text:anchor-type="paragraph"><svg:title/><svg:desc/></draw:connector></text:p>
      <text:p text:style-name="P54"/>
      <text:p text:style-name="P55"/>
      <text:p text:style-name="P56"><draw:custom-shape svg:x="2.67283in" svg:y="0.09528in" svg:width="1.20694in" svg:height="0.40625in" draw:z-index="19" draw:id="id19" draw:style-name="a19" draw:name="Фигура 7" text:anchor-type="paragraph"><svg:title/><svg:desc/><text:p text:style-name="Обычный"/><draw:enhanced-geometry draw:type="non-primitive" svg:viewBox="0 0 21600 21600" draw:enhanced-path="M 0 0 L 21600 0 21600 21600 0 21600 Z N"/></draw:custom-shape></text:p>
      <text:p text:style-name="P57"><text:span text:style-name="T58">Вывод<text:s/></text:span><text:span text:style-name="T59">x</text:span></text:p>
      <text:p text:style-name="P60"><draw:connector draw:type="line" svg:x1="3.29803in" svg:y1="0.08071in" svg:x2="3.34595in" svg:y2="0.60015in" draw:z-index="20" draw:id="id20" draw:style-name="a20" draw:name="Линия 6" text:anchor-type="paragraph"><svg:title/><svg:desc/></draw:connector></text:p>
      <text:p text:style-name="P61"/>
      <text:p text:style-name="P62"/>
      <text:p text:style-name="P63"><draw:custom-shape svg:x="2.61024in" svg:y="0.00551in" svg:width="1.33264in" svg:height="0.60417in" draw:z-index="21" draw:id="id21" draw:style-name="a21" draw:name="Фигура 8" text:anchor-type="paragraph"><svg:title/><svg:desc/><text:p text:style-name="Обычный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<text:p text:style-name="P64">Конец</text:p>
      <text:p text:style-name="P65"/>
      <text:soft-page-break/>
      <text:p text:style-name="P66">Студент группы ИС-27 Поповян А.Д.</text:p>
      <text:p text:style-name="Обычный"><text:span text:style-name="T67">Текст</text:span><text:span text:style-name="T68"><text:s/></text:span><text:span text:style-name="T69">программы</text:span><text:span text:style-name="T70">:</text:span></text:p>
      <text:p text:style-name="P71"><text:span text:style-name="T72">x = int(input("</text:span><text:span text:style-name="T73">Введите</text:span><text:span text:style-name="T74"><text:s/></text:span><text:span text:style-name="T75">число</text:span><text:span text:style-name="T76">: "))</text:span><text:span text:style-name="T77"><text:line-break/>if x &lt; 0: print(x + 1)</text:span><text:span text:style-name="T78"><text:line-break/>if x &gt; 0: print(x - 2)</text:span><text:span text:style-name="T79"><text:line-break/>if x == 0: print("</text:span><text:span text:style-name="T80">Число</text:span><text:span text:style-name="T81"><text:s/>0")</text:span></text:p>
      <text:p text:style-name="P82"/>
      <text:p text:style-name="Обычный"><text:span text:style-name="T83">Протокол</text:span><text:span text:style-name="T84"><text:s/></text:span><text:span text:style-name="T85">работы</text:span><text:span text:style-name="T86"><text:s/></text:span><text:span text:style-name="T87">программы</text:span><text:span text:style-name="T88">:</text:span></text:p>
      <text:p text:style-name="P89">1)</text:p>
      <text:p text:style-name="P90">C:\Users\Admin\AppData\Local\Programs\Python\Python312\python.exe C:\Users\Admin\PopovyanPr\Pz_3\Pz_3_2.py</text:p>
      <text:p text:style-name="Обычный"><text:span text:style-name="T91">Введите</text:span><text:span text:style-name="T92"><text:s/></text:span><text:span text:style-name="T93">число</text:span><text:span text:style-name="T94">: 4213</text:span></text:p>
      <text:p text:style-name="P95">4211</text:p>
      <text:p text:style-name="P96"/>
      <text:p text:style-name="Обычный"><text:span text:style-name="T97">Process finished with exit code 0</text:span></text:p>
      <text:p text:style-name="P98"/>
      <text:p text:style-name="Обычный"><text:span text:style-name="T99">Вывод:<text:s/></text:span><text:span text:style-name="T100">в процессе выполнения практического занятия выработал навыки составления программ линейный структуры в IDE PyCharm Community. Были использованы языковые конструкции<text:s/></text:span><text:span text:style-name="T101">Try, Except</text:span><text:span text:style-name="T102">. Выполнены разработка кода, отладка, тестирование, оптимизация</text:span></text:p>
      <text:p text:style-name="Обычный"><text:span text:style-name="T103">программного кода. Готовые программные коды выложены на GitHub.</text:span></text:p>
      <text:p text:style-name="P104"/>
      <text:p text:style-name="P105"><text:s text:c="12"/></text:p>
      <text:p text:style-name="P106"/>
      <text:p text:style-name="P107"/>
      <text:p text:style-name="P108"/>
      <text:p text:style-name="P109"/>
      <text:p text:style-name="P110"/>
      <text:p text:style-name="P1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Verdana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Текстконцевойсноски" style:display-name="Текст концевой сноски" style:family="paragraph" style:parent-style-name="Обычный">
      <style:paragraph-properties fo:widows="2" fo:orphans="2" text:number-lines="false" style:vertical-align="auto" fo:margin-bottom="0.1111in" fo:margin-left="0.2361in" fo:text-indent="-0.2361in">
        <style:tab-stops/>
      </style:paragraph-properties>
      <style:text-properties style:font-name="Calibri" style:font-name-asian="Calibri" style:font-name-complex="Times New Roman" fo:font-size="10pt" style:font-size-asian="10pt" style:font-size-complex="10pt" style:language-asian="en" style:country-asian="US" fo:hyphenate="false"/>
    </style:style>
    <style:style style:name="EndnoteSymbol" style:display-name="Endnote Symbol" style:family="text"/>
    <style:style style:name="Endnoteanchor" style:display-name="Endnote anchor" style:family="text">
      <style:text-properties style:text-position="super 66.6%"/>
    </style:style>
    <style:style style:name="ТекстконцевойсноскиЗнак" style:display-name="Текст концевой сноски Знак" style:family="text" style:parent-style-name="Основнойшрифтабзаца">
      <style:text-properties style:font-name="Calibri" style:font-name-asian="Calibri" style:font-name-complex="Times New Roman" style:letter-kerning="true" fo:font-size="10pt" style:font-size-asian="10pt" style:font-size-complex="10pt" style:language-asian="en" style:country-asian="US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nton Boyarshinov</meta:initial-creator>
    <dc:creator>Артём Поповян</dc:creator>
    <meta:creation-date>2008-09-02T15:39:00Z</meta:creation-date>
    <dc:date>2024-11-08T09:35:00Z</dc:date>
    <meta:template xlink:href="Normal" xlink:type="simple"/>
    <meta:editing-cycles>21</meta:editing-cycles>
    <meta:editing-duration>PT4680S</meta:editing-duration>
    <meta:user-defined meta:name="Поле 1"/>
    <meta:user-defined meta:name="Поле 2"/>
    <meta:user-defined meta:name="Поле 3"/>
    <meta:user-defined meta:name="Поле 4"/>
    <meta:document-statistic meta:page-count="2" meta:paragraph-count="3" meta:word-count="237" meta:character-count="1591" meta:row-count="11" meta:non-whitespace-character-count="1357"/>
  </office:meta>
</office:document-meta>
</file>